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9f52d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font-size="10pt" style:font-size-asian="10pt" style:font-size-complex="10pt"/>
    </style:style>
    <style:style style:name="T23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officeooo:rsid="0673d7fc"/>
    </style:style>
    <style:style style:name="T25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3" style:family="text">
      <style:text-properties style:text-line-through-style="none" style:text-line-through-type="none" style:font-name="Liberation Sans" style:text-underline-style="none" officeooo:rsid="0b0f3a36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officeooo:rsid="0f28d107"/>
    </style:style>
    <style:style style:name="T25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8pt" style:font-size-asian="8pt" style:font-size-complex="8pt" loext:padding="0.049cm" loext:border="0.31pt solid #000000"/>
    </style:style>
    <style:style style:name="T259" style:family="text">
      <style:text-properties style:font-name="Liberation Mono" fo:font-size="11pt" style:font-size-asian="11pt" style:font-size-complex="11pt"/>
    </style:style>
    <style:style style:name="T260" style:family="text">
      <style:text-properties officeooo:rsid="102b859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1035cc54" style:font-weight-asian="bold" style:font-weight-complex="bold"/>
    </style:style>
    <style:style style:name="T263" style:family="text">
      <style:text-properties fo:font-weight="bold" officeooo:rsid="103b85c2" style:font-weight-asian="bold" style:font-weight-complex="bold"/>
    </style:style>
    <style:style style:name="T264" style:family="text">
      <style:text-properties officeooo:rsid="1035cc54"/>
    </style:style>
    <style:style style:name="T26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5"><text:span text:style-name="Strong_20_Emphasis"><text:span text:style-name="T154">Checklist for installing</text:span></text:span><text:span text:style-name="T190"> </text:span><text:span text:style-name="T190"><text:user-field-get text:name="Distro">Debian</text:user-field-get></text:span><text:span text:style-name="T191"><text:s/></text:span><text:span text:style-name="T191"><text:user-field-get text:name="Version">12 LTS</text:user-field-get></text:span><text:span text:style-name="T192"><text:note text:id="ftn1" text:note-class="footnote"><text:note-citation>1</text:note-citation><text:note-body><text:p text:style-name="P32"><text:span text:style-name="T178">L</text:span><text:span text:style-name="T179">TS stands for Long-Term Support, and this </text:span><text:span text:style-name="T186">June</text:span><text:span text:style-name="T180"> </text:span><text:span text:style-name="Strong_20_Emphasis"><text:span text:style-name="T102"><text:user-field-get text:name="Releaseyear">2023</text:user-field-get></text:span></text:span><text:span text:style-name="T182"><text:s/>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T180"><text:s/></text:span><text:span text:style-name="T189"><text:user-field-get text:name="Edition">Desktop</text:user-field-get></text:span><text:span text:style-name="T180"><text:s/></text:span><text:span text:style-name="T181">(</text:span><text:span text:style-name="T179">codenamed</text:span><text:span text:style-name="T181"> </text:span><text:span text:style-name="T185">bookworm</text:span><text:span text:style-name="T181">) </text:span><text:span text:style-name="T179">will be </text:span><text:span text:style-name="T184">supported</text:span><text:span text:style-name="T179"> for five years until </text:span><text:span text:style-name="T186">June</text:span><text:span text:style-name="T180"> </text:span><text:span text:style-name="T178">202</text:span><text:span text:style-name="T186">8</text:span><text:span text:style-name="T183">.</text:span></text:p></text:note-body></text:note></text:span><text:span text:style-name="T193"><text:s/></text:span><text:span text:style-name="T193"><text:user-field-get text:name="Edition">Desktop</text:user-field-get></text:span><text:span text:style-name="T194">.</text:span></text:p>
      <text:p text:style-name="P50"/>
      <text:p text:style-name="P48"><text:span text:style-name="T17">Fill in the </text:span><text:span text:style-name="Strong_20_Emphasis"><text:span text:style-name="T241"><text:s/></text:span></text:span><text:span text:style-name="Strong_20_Emphasis"><text:span text:style-name="T24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5">user</text:span></text:span><text:span text:style-name="T202"><text:tab/><text:tab/></text:span><text:span text:style-name="T201"> <text:tab/><text:tab/><text:tab/></text:span><text:span text:style-name="T203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197">na</text:span><text:span text:style-name="T198">me,</text:span><text:span text:style-name="T197"> </text:span><text:span text:style-name="T198">e.g.</text:span><text:span text:style-name="T197"> </text:span><text:span text:style-name="T199">J</text:span><text:span text:style-name="T212">a</text:span><text:span text:style-name="T199">n </text:span><text:span text:style-name="T212">Jansen</text:span><text:span text:style-name="T213">]</text:span></text:p>
      <text:p text:style-name="P56"><text:span text:style-name="Definition"><text:span text:style-name="T196">USER</text:span></text:span><text:span text:style-name="Definition"><text:span text:style-name="T254">na</text:span></text:span><text:span text:style-name="Definition"><text:span text:style-name="T256">me</text:span></text:span><text:span text:style-name="T195"><text:tab/><text:tab/><text:tab/></text:span><text:span text:style-name="T195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5">j</text:span><text:span text:style-name="T156">a</text:span><text:span text:style-name="T155">n</text:span><text:span text:style-name="T157">]</text:span></text:p>
      <text:p text:style-name="P51"><text:span text:style-name="Definition"><text:span text:style-name="T254">COMPUTERNA</text:span></text:span><text:span text:style-name="Definition"><text:span text:style-name="T256">me</text:span></text:span><text:span text:style-name="T214"><text:tab/></text:span><text:span text:style-name="T254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4"><text:tab/></text:span><text:span text:style-name="T217">[</text:span><text:span text:style-name="T215">na</text:span><text:span text:style-name="T218">me of the</text:span><text:span text:style-name="T215"> compute</text:span><text:span text:style-name="T216">r, </text:span><text:span text:style-name="T218">e.g.</text:span><text:span text:style-name="T219"> </text:span><text:span text:style-name="T220">pc02</text:span><text:span text:style-name="T217">]</text:span></text:p>
      <text:p text:style-name="P54"><text:span text:style-name="Definition"><text:span text:style-name="T222">USER</text:span></text:span><text:span text:style-name="T221"><text:tab/><text:tab/></text:span><text:span text:style-name="T201"> <text:tab/><text:tab/><text:tab/></text:span><text:span text:style-name="T203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3"><text:tab/></text:span><text:span text:style-name="T204">[</text:span><text:span text:style-name="T206">full </text:span><text:span text:style-name="T207">na</text:span><text:span text:style-name="T208">me</text:span><text:span text:style-name="T207"> possibly </text:span><text:span text:style-name="T209">addit</text:span><text:span text:style-name="T211">i</text:span><text:span text:style-name="T209">onal </text:span><text:span text:style-name="T210">user</text:span><text:span text:style-name="T200">]</text:span></text:p>
      <text:p text:style-name="P92"><text:span text:style-name="Definition"><text:span text:style-name="T222">USERN</text:span></text:span><text:span text:style-name="Definition"><text:span text:style-name="T223">a</text:span></text:span><text:span text:style-name="Definition"><text:span text:style-name="T224">me</text:span></text:span><text:span text:style-name="Definition"><text:span text:style-name="T228"><text:tab/><text:tab/><text:tab/></text:span></text:span><text:span text:style-name="T195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5"><text:tab/></text:span><text:span text:style-name="T226">[</text:span><text:span text:style-name="T227">user</text:span><text:span text:style-name="T225"> </text:span><text:span text:style-name="T230">na</text:span><text:span text:style-name="T231">me</text:span><text:span text:style-name="T230"> possibly </text:span><text:span text:style-name="T232">addit</text:span><text:span text:style-name="T234">i</text:span><text:span text:style-name="T232">onal </text:span><text:span text:style-name="T233">user</text:span><text:span text:style-name="T229">]</text:span></text:p>
      <text:p text:style-name="P51"><text:span text:style-name="T158">Replace the </text:span><text:span text:style-name="T170">underlined</text:span><text:span text:style-name="T158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8">.</text:span></text:p>
      <text:p text:style-name="P7"/>
      <text:p text:style-name="P7"/>
      <text:p text:style-name="P52"><text:span text:style-name="T166">Not yet on Linux?</text:span><text:span text:style-name="T159"><text:tab/></text:span><text:span text:style-name="T164"><text:tab/></text:span><text:span text:style-name="T165">Use</text:span><text:span text:style-name="T160"> </text:span><text:span text:style-name="Strong_20_Emphasis"><text:span text:style-name="T168">Checklist </text:span></text:span><text:span text:style-name="Strong_20_Emphasis"><text:span text:style-name="T169">transfer</text:span></text:span><text:span text:style-name="T160"> o</text:span><text:span text:style-name="T163">n</text:span><text:span text:style-name="T16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1"> </text:span><text:span text:style-name="T163">u</text:span><text:span text:style-name="T161">nder </text:span><text:span text:style-name="T167">Linux</text:span><text:span text:style-name="T162">.</text:span></text:p>
      <text:p text:style-name="P47"><text:span text:style-name="T248">New installation?</text:span><text:span text:style-name="T250"><text:tab/></text:span><text:span text:style-name="T251"></text:span><text:span text:style-name="T252"><text:tab/>Start at chapter </text:span><text:span text:style-name="T249"><text:bookmark-ref text:reference-format="page" text:ref-name="__RefNumPara__4009_12717081281">2</text:bookmark-ref></text:span><text:span text:style-name="T249"><text:s text:c="2"/></text:span><text:span text:style-name="T249"><text:bookmark-ref text:reference-format="text" text:ref-name="__RefNumPara__4009_12717081281">Perform installation</text:bookmark-ref></text:span><text:span text:style-name="T253">.</text:span></text:p>
      <text:p text:style-name="P49"/>
      <text:p text:style-name="P51"><text:span text:style-name="Strong_20_Emphasis"><text:span text:style-name="T28"/></text:span></text:p>
      <text:list xml:id="list147269998" text:style-name="L1">
        <text:list-item>
          <text:p text:style-name="P97"><text:bookmark-start text:name="__RefNumPara__4083_1271708128"/>Prepar<text:span text:style-name="T260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9">Login any additional </text:span></text:span><text:span text:style-name="Definition"><text:span text:style-name="T237">USER</text:span></text:span><text:span text:style-name="User_20_Entry"><text:span text:style-name="T110">s</text:span></text:span><text:span text:style-name="User_20_Entry"><text:span text:style-name="T116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8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4">bash 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39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42036010895801" text:continue-numbering="true" text:style-name="L1">
        <text:list-item>
          <text:p text:style-name="P96"><text:bookmark-start text:name="__RefNumPara__4009_12717081281"/><text:span text:style-name="Strong_20_Emphasis"><text:span text:style-name="T171">Perform installation</text:span></text:span><text:bookmark-end text:name="__RefNumPara__4009_12717081281"/></text:p>
        </text:list-item>
      </text:list>
      <text:p text:style-name="P71"><text:span text:style-name="Strong_20_Emphasis"><text:span text:style-name="T17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2">Boot the computer from</text:span><text:span text:style-name="T174"><text:note text:id="ftn5" text:note-class="footnote"><text:note-citation>1</text:note-citation><text:note-body><text:p text:style-name="P90"><text:span text:style-name="T117">Boot menu/Setup via one of the </text:span><text:span text:style-name="T118">f</text:span><text:span text:style-name="T117">requently used keys:</text:span> Esc, Delete, F1, F2, <text:span text:style-name="T265">F9, </text:span>F10, F11, or F12.</text:p></text:note-body></text:note></text:span><text:span text:style-name="T172"> an </text:span><text:span text:style-name="T148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Strong_20_Emphasis"><text:span text:style-name="T150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T173">Live</text:span><text:span text:style-name="T94"><text:note text:id="ftn6" text:note-class="footnote"><text:note-citation>2</text:note-citation><text:note-body><text:p text:style-name="P8"><text:span text:style-name="T235">From a Live USB stick or DVD you can boot and work with </text:span><text:span text:style-name="Strong_20_Emphasis"><text:span text:style-name="T177"><text:user-field-get text:name="Distro">Debian</text:user-field-get></text:span></text:span><text:span text:style-name="Strong_20_Emphasis"><text:span text:style-name="T177"><text:s/></text:span></text:span><text:span text:style-name="T235">without modifying any files on the hard drive and also allows installation of </text:span><text:span text:style-name="Strong_20_Emphasis"><text:span text:style-name="T177"><text:user-field-get text:name="Distro">Debian</text:user-field-get></text:span></text:span><text:span text:style-name="Strong_20_Emphasis"><text:span text:style-name="T177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06">Create a self-starting USB stick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8">debian.org/cd/live</text:span></text:span></text:a><text:span text:style-name="Strong_20_Emphasis"><text:span text:style-name="T104">, </text:span></text:span><text:span text:style-name="Strong_20_Emphasis"><text:span text:style-name="T108">under </text:span></text:span><text:span text:style-name="Strong_20_Emphasis"><text:span text:style-name="T114">DVD/USB</text:span></text:span><text:span text:style-name="Strong_20_Emphasis"><text:span text:style-name="T104"> click </text:span></text:span><text:span text:style-name="Strong_20_Emphasis"><text:span text:style-name="T108">on </text:span></text:span><text:span text:style-name="Strong_20_Emphasis"><text:span text:style-name="T114">amd64</text:span></text:span><text:span text:style-name="Strong_20_Emphasis"><text:span text:style-name="T108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1">debian-live-1</text:span><text:span text:style-name="T114">2</text:span><text:span text:style-name="T111">.</text:span><text:span text:style-name="T115">x</text:span><text:span text:style-name="T111">.</text:span><text:span text:style-name="T115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3">.<text:line-break/></text:span></text:span><text:span text:style-name="Strong_20_Emphasis"><text:span text:style-name="T106">Insert a USB stick of at least 4 GB.<text:line-break/></text:span></text:span><text:span text:style-name="Strong_20_Emphasis"><text:span text:style-name="T119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1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119">, under </text:span></text:span><text:span text:style-name="Strong_20_Emphasis"><text:span text:style-name="T121">Linux</text:span></text:span><text:span text:style-name="Strong_20_Emphasis"><text:span text:style-name="T119">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59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9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61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4">At</text:span> <text:span text:style-name="T261">Regio</text:span><text:span text:style-name="T263">n</text:span> <text:span text:style-name="T264">choose</text:span> <text:span text:style-name="T261">Europ</text:span><text:span text:style-name="T26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42034659755580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8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3">sudo</text:span></text:span><text:span text:style-name="User_20_Entry"><text:span text:style-name="T124"> </text:span></text:span><text:span text:style-name="User_20_Entry"><text:span text:style-name="T1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4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4">bash </text:span></text:span><text:span text:style-name="User_20_Entry"><text:span text:style-name="T12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8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42034421878088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40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8">Login any additional </text:span></text:span><text:span text:style-name="Definition"><text:span text:style-name="T236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7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8">Super</text:span> key is the Windows key, Command key (Apple), or Magnifier key<text:span text:style-name="T175"> </text:span><text:span text:style-name="T176">(Chromebook)</text:span><text:span text:style-name="T175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9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3">End of checklist,</text:span><text:span text:style-name="T151"> </text:span><text:span text:style-name="T151"><text:user-field-get text:name="Distro">Debian</text:user-field-get></text:span><text:span text:style-name="T149"><text:s/></text:span><text:span text:style-name="T149"><text:user-field-get text:name="Version">12 LTS</text:user-field-get></text:span><text:span text:style-name="Strong_20_Emphasis"><text:span text:style-name="T150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3">installation is complete.</text:span></text:span></text:p>
      <text:p text:style-name="P45"/>
      <text:p text:style-name="P55"><text:span text:style-name="Emphasis"><text:span text:style-name="T245">Written</text:span></text:span><text:span text:style-name="Emphasis"><text:span text:style-name="T243"> </text:span></text:span><text:span text:style-name="Emphasis"><text:span text:style-name="T245">by</text:span></text:span><text:span text:style-name="Emphasis"><text:span text:style-name="T24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4">Karel Zimmer</text:span></text:span></text:a><text:span text:style-name="Emphasis"><text:span text:style-name="T243">, </text:span></text:span><text:a xlink:type="simple" xlink:href="https://creativecommons.org/publicdomain/zero/1.0" text:style-name="Internet_20_link" text:visited-style-name="Visited_20_Internet_20_Link"><text:span text:style-name="Emphasis"><text:span text:style-name="T246">CC0 1.0 Universal</text:span></text:span></text:a><text:span text:style-name="Emphasis"><text:span text:style-name="T243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0-07T14:20:33.618655381">07/10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4:20:33.451863536</dc:date>
    <meta:keyword>Installatie</meta:keyword>
    <meta:keyword>Checklist</meta:keyword>
    <meta:keyword>Linux</meta:keyword>
    <meta:editing-cycles>6906</meta:editing-cycles>
    <meta:editing-duration>P12DT4H17M4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604" meta:character-count="3730" meta:non-whitespace-character-count="3169"/>
    <meta:user-defined meta:name="Info 1"/>
    <meta:user-defined meta:name="Info 2"/>
    <meta:user-defined meta:name="Info 3"/>
    <meta:user-defined meta:name="Info 4"/>
  </office:meta>
</office:document-meta>
</file>